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1f1f1f" loext:opacity="100%" style:font-name="Times New Roman" fo:letter-spacing="normal" fo:font-style="normal" fo:font-weight="normal"/>
    </style:style>
    <style:style style:name="P2" style:family="paragraph" style:parent-style-name="Heading_20_3">
      <style:text-properties style:font-name="Google Sans Flex" fo:font-size="12pt" fo:letter-spacing="normal" fo:font-weight="bold"/>
    </style:style>
    <style:style style:name="P3" style:family="paragraph" style:parent-style-name="Heading_20_4">
      <style:paragraph-properties fo:margin-left="0cm" fo:margin-right="0cm" fo:margin-top="0cm" fo:margin-bottom="0cm" style:contextual-spacing="false" style:line-height-at-least="0.635cm" fo:text-indent="0cm" style:auto-text-indent="false"/>
      <style:text-properties style:font-name="Google Sans Flex" fo:font-size="12pt" fo:letter-spacing="normal" fo:font-weight="bold" loext:padding="0cm" loext:border="none"/>
    </style:style>
    <style:style style:name="P4" style:family="paragraph" style:parent-style-name="Text_20_body">
      <style:paragraph-properties fo:margin-left="0cm" fo:margin-right="0cm" fo:margin-top="0cm" fo:margin-bottom="0.423cm" style:contextual-spacing="false" fo:line-height="175%" fo:text-indent="0cm" style:auto-text-indent="false"/>
      <style:text-properties style:font-name="Google Sans Flex" fo:font-size="12pt" fo:letter-spacing="normal" fo:font-weight="normal" loext:padding="0cm" loext:border="none"/>
    </style:style>
    <style:style style:name="P5" style:family="paragraph" style:parent-style-name="Text_20_body">
      <style:paragraph-properties fo:margin-left="0cm" fo:margin-right="0cm" fo:margin-top="0cm" fo:margin-bottom="0cm" style:contextual-spacing="false" fo:line-height="175%" fo:text-indent="0cm" style:auto-text-indent="false"/>
      <style:text-properties style:font-name="Google Sans Flex" fo:font-size="12pt" fo:letter-spacing="normal" fo:font-weight="normal" loext:padding="0cm" loext:border="none"/>
    </style:style>
    <style:style style:name="P6" style:family="paragraph" style:parent-style-name="Text_20_body" style:list-style-name="L1">
      <style:paragraph-properties fo:margin-left="0cm" fo:margin-right="0cm" fo:margin-top="0.212cm" fo:margin-bottom="0.212cm" style:contextual-spacing="false" fo:line-height="175%" fo:text-indent="0cm" style:auto-text-indent="false" fo:padding="0cm" fo:border="none"/>
      <style:text-properties style:font-name="Google Sans Flex" fo:font-size="12pt" fo:letter-spacing="normal" fo:font-weight="normal" loext:padding="0cm" loext:border="none"/>
    </style:style>
    <style:style style:name="P7" style:family="paragraph" style:parent-style-name="Text_20_body">
      <style:paragraph-properties fo:margin-left="0cm" fo:margin-right="0cm" fo:margin-top="0cm" fo:margin-bottom="0cm" style:contextual-spacing="false" style:line-height-at-least="0.635cm" fo:text-indent="0cm" style:auto-text-indent="false"/>
      <style:text-properties style:font-name="Google Sans Flex" fo:font-size="12pt" fo:letter-spacing="normal" fo:font-weight="bold" loext:padding="0cm" loext:border="none"/>
    </style:style>
    <style:style style:name="P8" style:family="paragraph" style:parent-style-name="Text_20_body">
      <style:text-properties loext:padding="0cm" loext:border="none"/>
    </style:style>
    <style:style style:name="T1" style:family="text">
      <style:text-properties fo:font-weight="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Case Study: Internship Phishing Scams</text:h>
      <text:section text:style-name="Sect1" text:name="model-response-message-contentr_915a3cd6049a14cf">
        <text:p text:style-name="P4"><text:span text:style-name="T1">Phishing</text:span> is a deceptive cybercrime where attackers impersonate a trusted organization or individual to steal sensitive data, such as login credentials or financial information. In 2025 and 2026, students have increasingly been targeted by "Job and Internship Scams" that use highly polished, professional-looking messages to exploit their career ambitions.</text:p>
        <text:h text:style-name="P3" text:outline-level="4">How it Typically Happens (Step-by-Step)</text:h>
        <text:list text:style-name="L1">
          <text:list-item>
            <text:p text:style-name="P6"><text:span text:style-name="T1">The Bait:</text:span> A student receives an unsolicited email or WhatsApp message advertising a "Remote Internship" or "Research Opportunity" with an unusually high stipend. The message often uses official-looking logos and branding of a well-known tech firm.</text:p>
          </text:list-item>
          <text:list-item>
            <text:p text:style-name="P6"><text:span text:style-name="T1">The Hook:</text:span> The attacker creates a sense of urgency, claiming there are "limited spots" and that the student must act within hours to secure the position.</text:p>
          </text:list-item>
          <text:list-item>
            <text:p text:style-name="P6"><text:span text:style-name="T1">The Action:</text:span> The student is directed to a "registration link." This URL leads to a fake login portal that mimics a real university or professional networking site.</text:p>
          </text:list-item>
          <text:list-item>
            <text:p text:style-name="P6"><text:span text:style-name="T1">The Theft:</text:span> When the student enters their username and password, the attacker captures them instantly. Some scammers also demand a "security deposit" or "processing fee" to confirm the offer.</text:p>
          </text:list-item>
          <text:list-item>
            <text:p text:style-name="P6"><text:span text:style-name="T1">The Disappearance:</text:span> After the data or money is provided, the scammer blocks the victim, and the fraudulent website is taken down.</text:p>
          </text:list-item>
        </text:list>
        <text:h text:style-name="P3" text:outline-level="4">Target Audience and Consequences</text:h>
        <text:p text:style-name="P7"/>
        <text:p text:style-name="P5">College students are primary targets because they are often eager for work experience and may overlook "red flags" like non-official email domains (e.g., @gmail.com instead of @company.com). The consequences include <text:span text:style-name="T1">financial loss</text:span>, <text:soft-page-break/><text:span text:style-name="T1">identity theft</text:span>, and <text:span text:style-name="T1">account takeover</text:span>. This can result in attackers sending malicious emails from the student’s own account, damaging their professional reputation before their career even begins.</text:p>
      </text:section>
      <text:p text:style-name="P8"><draw:frame draw:style-name="fr1" draw:name="Frame1" text:anchor-type="char" svg:x="0cm" svg:width="0.041cm" draw:z-index="0"><draw:text-box fo:min-height="0.041cm"><text:h text:style-name="P1" text:outline-level="2">Gemini said</text:h></draw:text-box></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9T00:16:19.515638006</meta:creation-date>
    <dc:date>2026-03-29T00:17:30.362369153</dc:date>
    <meta:editing-duration>PT1M11S</meta:editing-duration>
    <meta:editing-cycles>1</meta:editing-cycles>
    <meta:document-statistic meta:table-count="0" meta:image-count="0" meta:object-count="0" meta:page-count="2" meta:paragraph-count="11" meta:word-count="268" meta:character-count="1791" meta:non-whitespace-character-count="1539"/>
    <meta:generator>LibreOffice/24.2.7.2$Linux_X86_64 LibreOffice_project/420$Build-2</meta:generator>
  </office:meta>
</office:document-meta>
</file>